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15c" officeooo:paragraph-rsid="000e015c"/>
    </style:style>
    <style:style style:name="P2" style:family="paragraph" style:parent-style-name="Standard">
      <style:paragraph-properties fo:text-align="center" style:justify-single-word="false"/>
      <style:text-properties fo:font-size="18pt" officeooo:rsid="000e015c" officeooo:paragraph-rsid="000e015c" style:font-size-asian="18pt" style:font-size-complex="18pt"/>
    </style:style>
    <style:style style:name="P3" style:family="paragraph" style:parent-style-name="Standard">
      <style:text-properties officeooo:rsid="000eab54" officeooo:paragraph-rsid="000eab54"/>
    </style:style>
    <style:style style:name="P4" style:family="paragraph" style:parent-style-name="Standard" style:list-style-name="L1">
      <style:text-properties officeooo:rsid="000eab54" officeooo:paragraph-rsid="000eab54"/>
    </style:style>
    <style:style style:name="P5" style:family="paragraph" style:parent-style-name="Standard" style:list-style-name="L1">
      <style:text-properties officeooo:rsid="000ec34b" officeooo:paragraph-rsid="000ec34b"/>
    </style:style>
    <style:style style:name="P6" style:family="paragraph" style:parent-style-name="Standard">
      <style:text-properties officeooo:rsid="000ec34b" officeooo:paragraph-rsid="000ec34b"/>
    </style:style>
    <style:style style:name="P7" style:family="paragraph" style:parent-style-name="Standard" style:list-style-name="L2">
      <style:text-properties officeooo:rsid="000ec34b" officeooo:paragraph-rsid="000ec34b"/>
    </style:style>
    <style:style style:name="P8" style:family="paragraph" style:parent-style-name="Standard" style:list-style-name="L2">
      <style:text-properties officeooo:rsid="000f693e" officeooo:paragraph-rsid="000f693e"/>
    </style:style>
    <style:style style:name="P9" style:family="paragraph" style:parent-style-name="Standard" style:list-style-name="L2">
      <style:text-properties officeooo:rsid="001144b8" officeooo:paragraph-rsid="001144b8"/>
    </style:style>
    <style:style style:name="P10" style:family="paragraph" style:parent-style-name="Standard">
      <style:text-properties officeooo:rsid="001144b8" officeooo:paragraph-rsid="001144b8"/>
    </style:style>
    <style:style style:name="P11" style:family="paragraph" style:parent-style-name="Standard" style:list-style-name="L3">
      <style:text-properties officeooo:rsid="001144b8" officeooo:paragraph-rsid="001144b8"/>
    </style:style>
    <style:style style:name="P12" style:family="paragraph" style:parent-style-name="Standard">
      <style:text-properties officeooo:rsid="0012baca" officeooo:paragraph-rsid="0012baca"/>
    </style:style>
    <style:style style:name="P13" style:family="paragraph" style:parent-style-name="Standard" style:list-style-name="L5">
      <style:text-properties officeooo:rsid="0012baca" officeooo:paragraph-rsid="0012baca"/>
    </style:style>
    <style:style style:name="T1" style:family="text">
      <style:text-properties officeooo:rsid="000ec3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ågor och kommentarer från opponenter inför framläggningen</text:p>
      <text:p text:style-name="P1"/>
      <text:p text:style-name="P1">Framläggs av: Akdas Hossain och Emma Miléus</text:p>
      <text:p text:style-name="P1">Opponenter: Claes Arvidson och Emelie Karlsson</text:p>
      <text:p text:style-name="P1"/>
      <text:p text:style-name="P1"/>
      <text:p text:style-name="P3">Övergripande intryck:</text:p>
      <text:p text:style-name="P3"/>
      <text:list xml:id="list9042319064445408754" text:style-name="L1">
        <text:list-item>
          <text:p text:style-name="P4">3 olika metoder jämförda. Intressanta och relevanta val av metoder för att hitta en förbättring i detektionen av huvudrörelser hos glasögonen. </text:p>
        </text:list-item>
        <text:list-item>
          <text:p text:style-name="P4">4 oilka typer av test utförda. Bra och strukturerat tillvägagånssätt i testningen. Bra val av tester för syftet. Den exakta testprocesen lite otydlit beskriven.</text:p>
        </text:list-item>
        <text:list-item>
          <text:p text:style-name="P4">3 typer av plottar använda för att visa resultat. <text:span text:style-name="T1">Precision, visualisering av de olika metodernas identifiering av fixeringar samt avvikelser i pixlar. Bra val av grafer. Dock lite otydliga axlar och otydligt vilka tester som resulterat i graferna (hur många, hur ofta).</text:span></text:p>
        </text:list-item>
        <text:list-item>
          <text:p text:style-name="P5">Slutsatser kring grafer rimliga.</text:p>
        </text:list-item>
      </text:list>
      <text:p text:style-name="P6"/>
      <text:p text:style-name="P6">Upplägg:</text:p>
      <text:p text:style-name="P6"/>
      <text:list xml:id="list4402801216860495413" text:style-name="L2">
        <text:list-item>
          <text:p text:style-name="P7">Bra struktur. Tydliga kapitel. Bra innehåll. Generellt bra delkapitel också.</text:p>
        </text:list-item>
        <text:list-item>
          <text:p text:style-name="P8">Bra bakgrundkapitel med ögonrörelser, fixations, saccades och smooth pursuit.</text:p>
        </text:list-item>
        <text:list-item>
          <text:p text:style-name="P9">Enhetlighet. Referenshantering, förkortningar.</text:p>
        </text:list-item>
        <text:list-item>
          <text:p text:style-name="P9">Starka delar: Introduction, Hardware. Results and Discussion. </text:p>
        </text:list-item>
        <text:list-item>
          <text:p text:style-name="P9">Svaga delar: Theory and Related Work samt Implementaion. Vissa misstag och förvirringar. Bibliografin ofullständig.</text:p>
        </text:list-item>
        <text:list-item>
          <text:p text:style-name="P7">Språkligt bra nivå generellt. Tydligt. Några grammatiska missar, några otydligheter och några misstag i hänvisningar till figurer och dyl.</text:p>
        </text:list-item>
      </text:list>
      <text:p text:style-name="P6"/>
      <text:p text:style-name="P10">Muntlig presentation:</text:p>
      <text:p text:style-name="P10"/>
      <text:list xml:id="list2046183870642412028" text:style-name="L3">
        <text:list-item>
          <text:p text:style-name="P11">...</text:p>
        </text:list-item>
      </text:list>
      <text:p text:style-name="P6"/>
      <text:p text:style-name="P10">Nedslag:</text:p>
      <text:p text:style-name="P10"/>
      <text:list xml:id="list5730477567103074767" text:style-name="L5">
        <text:list-item>
          <text:p text:style-name="P13">Introduction</text:p>
          <text:list>
            <text:list-item>
              <text:p text:style-name="P13">Saknas axlar på Figur 1.1. </text:p>
            </text:list-item>
            <text:list-item>
              <text:p text:style-name="P13">Sista meningen sida 2. “cannot detect short saccades”. <text:s/>Hänger längden på en saccade och dess hastighet ihop?</text:p>
            </text:list-item>
            <text:list-item>
              <text:p text:style-name="P13">Outline: lägg delen på sidan 18 om de tre metoderna här?</text:p>
            </text:list-item>
          </text:list>
        </text:list-item>
        <text:list-item>
          <text:p text:style-name="P13">Hardware and Data Recording</text:p>
          <text:list>
            <text:list-item>
              <text:p text:style-name="P13">Bra figurer.</text:p>
            </text:list-item>
          </text:list>
        </text:list-item>
        <text:list-item>
          <text:p text:style-name="P13">Theory and Related Work</text:p>
          <text:list>
            <text:list-item>
              <text:p text:style-name="P13">I-VT beskrivning saknas i rapporten. Skulle kunna ingår här.</text:p>
            </text:list-item>
            <text:list-item>
              <text:p text:style-name="P13">Generellt bra beskrivningar av de olika filtrena.</text:p>
            </text:list-item>
            <text:list-item>
              <text:p text:style-name="P13">Figur 3.1 otydlig och svårtolkad. Referens i texten stämmer inte med figurtexten. </text:p>
            </text:list-item>
          </text:list>
        </text:list-item>
      </text:list>
      <text:p text:style-name="P10"/>
      <text:p text:style-name="P12"><text:soft-page-break/>Helhetsintryck och slutord:</text:p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6-01T11:00:36.377824249</meta:creation-date>
    <dc:date>2016-06-01T11:52:17.157700604</dc:date>
    <dc:creator>Emelie Karlsson</dc:creator>
    <meta:editing-duration>PT36M29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2" meta:paragraph-count="29" meta:word-count="276" meta:character-count="1833" meta:non-whitespace-character-count="1602"/>
  </office:meta>
</office:document-meta>
</file>